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layer="layout" svg:width="13.737cm" svg:height="8.783cm" svg:x="3.8cm" svg:y="5.2cm">
          <draw:text-box>
            <text:p/>
            <text:p>-Boruvka :</text:p>
            <text:p><text:tab/>- déscription de l'algorithme (pseudo-code)</text:p>
            <text:p><text:tab/>- exemple pomme</text:p>
            <text:p>-Random :</text:p>
            <text:p><text:tab/>- déscription de l'algorithme (pseudo-code)</text:p>
            <text:p><text:tab/>- exemple pomme</text:p>
            <text:p>- quelques otpimisations</text:p>
            <text:p>- génération de graphe</text:p>
            <text:p>- résultat / compléxité pragmatique</text:p>
            <text:p>- compléxité théorique ~</text:p>
            <text:p>- discussion</text:p>
          </draw:text-box>
        </draw:frame>
        <draw:frame draw:style-name="gr1" draw:layer="layout" svg:width="7.017cm" svg:height="2.384cm" svg:x="18cm" svg:y="11.216cm">
          <draw:text-box>
            <text:p>OPTIMISATION :</text:p>
            <text:p>- Contract en 2 temps</text:p>
            <text:p>- ordonnancement de if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18:39:09.121695872</meta:creation-date>
    <meta:generator>LibreOffice/4.2.8.2$Linux_X86_64 LibreOffice_project/420m0$Build-2</meta:generator>
    <dc:date>2016-04-24T19:50:11.379073585</dc:date>
    <meta:editing-duration>PT1H6M15S</meta:editing-duration>
    <meta:editing-cycles>6</meta:editing-cycles>
    <meta:document-statistic meta:object-count="25"/>
  </office:meta>
</office:document-meta>
</file>